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language="en" fo:country="US" officeooo:rsid="00341fdf" officeooo:paragraph-rsid="00341fdf"/>
    </style:style>
    <style:style style:name="P2" style:family="paragraph" style:parent-style-name="Standard">
      <style:paragraph-properties fo:text-align="justify" style:justify-single-word="false"/>
      <style:text-properties style:font-name="Times New Roman" fo:language="en" fo:country="US" officeooo:rsid="001f9950" officeooo:paragraph-rsid="0037386d"/>
    </style:style>
    <style:style style:name="P3" style:family="paragraph" style:parent-style-name="Standard" style:list-style-name="L1">
      <style:paragraph-properties fo:text-align="justify" style:justify-single-word="false"/>
      <style:text-properties style:font-name="Times New Roman" fo:language="en" fo:country="US" officeooo:rsid="002d3b6c" officeooo:paragraph-rsid="002d3b6c"/>
    </style:style>
    <style:style style:name="P4" style:family="paragraph" style:parent-style-name="Standard">
      <style:paragraph-properties fo:text-align="justify" style:justify-single-word="false"/>
      <style:text-properties style:font-name="Times New Roman" fo:language="en" fo:country="US" officeooo:rsid="002a0136" officeooo:paragraph-rsid="002a0136"/>
    </style:style>
    <style:style style:name="P5" style:family="paragraph" style:parent-style-name="Standard">
      <style:paragraph-properties fo:text-align="justify" style:justify-single-word="false"/>
      <style:text-properties style:font-name="Times New Roman" fo:language="en" fo:country="US" officeooo:rsid="00633577" officeooo:paragraph-rsid="00633577"/>
    </style:style>
    <style:style style:name="P6" style:family="paragraph" style:parent-style-name="Standard">
      <style:paragraph-properties fo:text-align="justify" style:justify-single-word="false"/>
      <style:text-properties style:font-name="Times New Roman" fo:language="en" fo:country="US" officeooo:rsid="00633577" officeooo:paragraph-rsid="0063cf17"/>
    </style:style>
    <style:style style:name="P7" style:family="paragraph" style:parent-style-name="Standard">
      <style:paragraph-properties fo:text-align="justify" style:justify-single-word="false"/>
      <style:text-properties style:font-name="Times New Roman" fo:language="en" fo:country="US" officeooo:rsid="00633577" officeooo:paragraph-rsid="00efabcd"/>
    </style:style>
    <style:style style:name="P8" style:family="paragraph" style:parent-style-name="Standard">
      <style:paragraph-properties fo:text-align="justify" style:justify-single-word="false"/>
      <style:text-properties style:font-name="Times New Roman" fo:language="en" fo:country="US" officeooo:rsid="00633577" officeooo:paragraph-rsid="00653f54"/>
    </style:style>
    <style:style style:name="P9" style:family="paragraph" style:parent-style-name="Standard">
      <style:paragraph-properties fo:text-align="justify" style:justify-single-word="false"/>
      <style:text-properties style:font-name="Times New Roman" fo:language="en" fo:country="US" officeooo:rsid="002b5829" officeooo:paragraph-rsid="002b5829"/>
    </style:style>
    <style:style style:name="P10" style:family="paragraph" style:parent-style-name="Standard">
      <style:paragraph-properties fo:text-align="justify" style:justify-single-word="false"/>
      <style:text-properties style:font-name="Times New Roman" fo:language="en" fo:country="US" officeooo:rsid="0032c378" officeooo:paragraph-rsid="0067b452"/>
    </style:style>
    <style:style style:name="P11" style:family="paragraph" style:parent-style-name="Standard">
      <style:paragraph-properties fo:text-align="justify" style:justify-single-word="false"/>
      <style:text-properties style:font-name="Times New Roman" fo:language="en" fo:country="US" officeooo:rsid="0032c378" officeooo:paragraph-rsid="006b4859"/>
    </style:style>
    <style:style style:name="P12" style:family="paragraph" style:parent-style-name="Standard">
      <style:paragraph-properties fo:text-align="justify" style:justify-single-word="false"/>
      <style:text-properties style:font-name="Times New Roman" fo:language="en" fo:country="US" officeooo:rsid="0032c378" officeooo:paragraph-rsid="006d191c"/>
    </style:style>
    <style:style style:name="P13" style:family="paragraph" style:parent-style-name="Standard">
      <style:paragraph-properties fo:text-align="justify" style:justify-single-word="false"/>
      <style:text-properties style:font-name="Times New Roman" fo:language="en" fo:country="US" officeooo:rsid="0032c378" officeooo:paragraph-rsid="007a8686"/>
    </style:style>
    <style:style style:name="P14" style:family="paragraph" style:parent-style-name="Standard">
      <style:paragraph-properties fo:text-align="justify" style:justify-single-word="false"/>
      <style:text-properties style:font-name="Times New Roman" fo:language="en" fo:country="US" officeooo:rsid="0032c378" officeooo:paragraph-rsid="008358fc"/>
    </style:style>
    <style:style style:name="P15" style:family="paragraph" style:parent-style-name="Standard">
      <style:paragraph-properties fo:text-align="justify" style:justify-single-word="false"/>
      <style:text-properties style:font-name="Times New Roman" fo:language="en" fo:country="US" officeooo:rsid="0032c378" officeooo:paragraph-rsid="0086c668"/>
    </style:style>
    <style:style style:name="P16" style:family="paragraph" style:parent-style-name="Standard">
      <style:paragraph-properties fo:text-align="justify" style:justify-single-word="false"/>
      <style:text-properties style:font-name="Times New Roman" fo:language="en" fo:country="US" officeooo:rsid="00754a1e" officeooo:paragraph-rsid="00754a1e"/>
    </style:style>
    <style:style style:name="P17" style:family="paragraph" style:parent-style-name="Standard">
      <style:paragraph-properties fo:text-align="justify" style:justify-single-word="false"/>
      <style:text-properties style:font-name="Times New Roman" fo:language="en" fo:country="US" officeooo:rsid="007c1102" officeooo:paragraph-rsid="007a8686"/>
    </style:style>
    <style:style style:name="P18" style:family="paragraph" style:parent-style-name="Standard">
      <style:paragraph-properties fo:text-align="justify" style:justify-single-word="false"/>
      <style:text-properties style:font-name="Times New Roman" fo:language="en" fo:country="US" officeooo:rsid="007c1102" officeooo:paragraph-rsid="007c1102"/>
    </style:style>
    <style:style style:name="P19" style:family="paragraph" style:parent-style-name="Standard">
      <style:paragraph-properties fo:text-align="justify" style:justify-single-word="false"/>
      <style:text-properties style:font-name="Times New Roman" fo:language="en" fo:country="US" officeooo:rsid="0114a286" officeooo:paragraph-rsid="0114a286"/>
    </style:style>
    <style:style style:name="P20" style:family="paragraph" style:parent-style-name="Standard">
      <style:paragraph-properties fo:text-align="justify" style:justify-single-word="false"/>
      <style:text-properties style:font-name="Times New Roman" fo:language="en" fo:country="US" fo:font-weight="normal" officeooo:rsid="012c6343" officeooo:paragraph-rsid="012c6343" style:font-weight-asian="normal" style:font-weight-complex="normal"/>
    </style:style>
    <style:style style:name="P21"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1f9950" officeooo:paragraph-rsid="0037386d"/>
    </style:style>
    <style:style style:name="P22"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3b70a5" officeooo:paragraph-rsid="003bdff1"/>
    </style:style>
    <style:style style:name="P23"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462023" officeooo:paragraph-rsid="0046c489"/>
    </style:style>
    <style:style style:name="P24"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4b4f13" officeooo:paragraph-rsid="004d4d8a"/>
    </style:style>
    <style:style style:name="P25"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4b4f13" officeooo:paragraph-rsid="00503d60"/>
    </style:style>
    <style:style style:name="P26"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4e8976" officeooo:paragraph-rsid="0059b965"/>
    </style:style>
    <style:style style:name="P27"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4e8976" officeooo:paragraph-rsid="005de0be"/>
    </style:style>
    <style:style style:name="P28" style:family="paragraph" style:parent-style-name="Standard" style:list-style-name="L4">
      <style:paragraph-properties fo:margin-left="0.499cm" fo:margin-right="0cm" fo:text-align="justify" style:justify-single-word="false" fo:text-indent="0cm" style:auto-text-indent="false"/>
      <style:text-properties style:font-name="Times New Roman" fo:language="en" fo:country="US" officeooo:rsid="004e8976" officeooo:paragraph-rsid="00cfe754"/>
    </style:style>
    <style:style style:name="T1" style:family="text">
      <style:text-properties officeooo:rsid="0026f72d"/>
    </style:style>
    <style:style style:name="T2" style:family="text">
      <style:text-properties fo:font-weight="bold" style:font-weight-asian="bold" style:font-weight-complex="bold"/>
    </style:style>
    <style:style style:name="T3" style:family="text">
      <style:text-properties fo:font-weight="bold" officeooo:rsid="00370486" style:font-weight-asian="bold" style:font-weight-complex="bold"/>
    </style:style>
    <style:style style:name="T4" style:family="text">
      <style:text-properties fo:font-weight="bold" officeooo:rsid="005b73d0" style:font-weight-asian="bold" style:font-weight-complex="bold"/>
    </style:style>
    <style:style style:name="T5" style:family="text">
      <style:text-properties fo:font-weight="bold" officeooo:rsid="0065b8a8" style:font-weight-asian="bold" style:font-weight-complex="bold"/>
    </style:style>
    <style:style style:name="T6" style:family="text">
      <style:text-properties fo:font-weight="bold" officeooo:rsid="008a6f06" style:font-weight-asian="bold" style:font-weight-complex="bold"/>
    </style:style>
    <style:style style:name="T7" style:family="text">
      <style:text-properties fo:font-weight="bold" officeooo:rsid="008c3294" style:font-weight-asian="bold" style:font-weight-complex="bold"/>
    </style:style>
    <style:style style:name="T8" style:family="text">
      <style:text-properties officeooo:rsid="0037386d"/>
    </style:style>
    <style:style style:name="T9" style:family="text">
      <style:text-properties fo:font-weight="normal" style:font-weight-asian="normal" style:font-weight-complex="normal"/>
    </style:style>
    <style:style style:name="T10" style:family="text">
      <style:text-properties fo:font-weight="normal" officeooo:rsid="0067f967" style:font-weight-asian="normal" style:font-weight-complex="normal"/>
    </style:style>
    <style:style style:name="T11" style:family="text">
      <style:text-properties fo:font-weight="normal" officeooo:rsid="00967d4a" style:font-weight-asian="normal" style:font-weight-complex="normal"/>
    </style:style>
    <style:style style:name="T12" style:family="text">
      <style:text-properties fo:font-weight="normal" officeooo:rsid="00ff1247" style:font-weight-asian="normal" style:font-weight-complex="normal"/>
    </style:style>
    <style:style style:name="T13" style:family="text">
      <style:text-properties fo:font-weight="normal" officeooo:rsid="01142796" style:font-weight-asian="normal" style:font-weight-complex="normal"/>
    </style:style>
    <style:style style:name="T14" style:family="text">
      <style:text-properties officeooo:rsid="003bdff1"/>
    </style:style>
    <style:style style:name="T15" style:family="text">
      <style:text-properties officeooo:rsid="0046c489"/>
    </style:style>
    <style:style style:name="T16" style:family="text">
      <style:text-properties officeooo:rsid="00470bfd"/>
    </style:style>
    <style:style style:name="T17" style:family="text">
      <style:text-properties officeooo:rsid="002d3b6c"/>
    </style:style>
    <style:style style:name="T18" style:family="text">
      <style:text-properties officeooo:rsid="005b73d0"/>
    </style:style>
    <style:style style:name="T19" style:family="text">
      <style:text-properties officeooo:rsid="002a0136"/>
    </style:style>
    <style:style style:name="T20" style:family="text">
      <style:text-properties officeooo:rsid="006361a2"/>
    </style:style>
    <style:style style:name="T21" style:family="text">
      <style:text-properties officeooo:rsid="00304d76"/>
    </style:style>
    <style:style style:name="T22" style:family="text">
      <style:text-properties officeooo:rsid="006d191c"/>
    </style:style>
    <style:style style:name="T23" style:family="text">
      <style:text-properties officeooo:rsid="0076eeaa"/>
    </style:style>
    <style:style style:name="T24" style:family="text">
      <style:text-properties officeooo:rsid="007ec19e"/>
    </style:style>
    <style:style style:name="T25" style:family="text">
      <style:text-properties officeooo:rsid="00807609"/>
    </style:style>
    <style:style style:name="T26" style:family="text">
      <style:text-properties officeooo:rsid="008358fc"/>
    </style:style>
    <style:style style:name="T27" style:family="text">
      <style:text-properties fo:language="en" fo:country="GB" fo:font-weight="normal" officeooo:rsid="00967d4a" style:font-weight-asian="normal" style:font-weight-complex="normal"/>
    </style:style>
    <style:style style:name="T28" style:family="text">
      <style:text-properties officeooo:rsid="00bc678d"/>
    </style:style>
    <style:style style:name="T29" style:family="text">
      <style:text-properties officeooo:rsid="00d5fd26"/>
    </style:style>
    <style:style style:name="T30" style:family="text">
      <style:text-properties officeooo:rsid="00d78515"/>
    </style:style>
    <style:style style:name="T31" style:family="text">
      <style:text-properties officeooo:rsid="00da0175"/>
    </style:style>
    <style:style style:name="T32" style:family="text">
      <style:text-properties officeooo:rsid="00e0eced"/>
    </style:style>
    <style:style style:name="T33" style:family="text">
      <style:text-properties officeooo:rsid="00eb9ef2"/>
    </style:style>
    <style:style style:name="T34" style:family="text">
      <style:text-properties officeooo:rsid="00f116a8"/>
    </style:style>
    <style:style style:name="T35" style:family="text">
      <style:text-properties officeooo:rsid="00f22cb1"/>
    </style:style>
    <style:style style:name="T36" style:family="text">
      <style:text-properties officeooo:rsid="00f2f56a"/>
    </style:style>
    <style:style style:name="T37" style:family="text">
      <style:text-properties officeooo:rsid="01060390"/>
    </style:style>
    <style:style style:name="T38" style:family="text">
      <style:text-properties officeooo:rsid="0115612d"/>
    </style:style>
    <style:style style:name="T39" style:family="text">
      <style:text-properties officeooo:rsid="012e0bd9"/>
    </style:style>
    <style:style style:name="T40" style:family="text">
      <style:text-properties officeooo:rsid="012ed82c"/>
    </style:style>
    <style:style style:name="T41" style:family="text">
      <style:text-properties officeooo:rsid="01351996"/>
    </style:style>
    <style:style style:name="T42" style:family="text">
      <style:text-properties officeooo:rsid="013521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0"><text:tab/><text:span text:style-name="T39">We created</text:span> a sample news server <text:span text:style-name="T40">website and a client website which uses the news feed from the server site. This is done by using a plugin which employs AJAX requests to get news-data in JSON format. The news server site is assumed to be vulnerable, and various attack vectors are deployed as “news items” in the server database. </text:span>This <text:span text:style-name="T41">resulted </text:span>in <text:span text:style-name="T42">the client website being affected by the attack vectors. Various attacks were tried.</text:span></text:p>
      <text:p text:style-name="P20"/>
      <text:p text:style-name="P2"><text:span text:style-name="T3">I. </text:span><text:span text:style-name="T2">Vulnerabilities </text:span><text:span text:style-name="T7">we studied</text:span></text:p>
      <text:list xml:id="list3149643361525242994" text:style-name="L4">
        <text:list-item>
          <text:p text:style-name="P21"><text:span text:style-name="T27">Unsanitized</text:span><text:span text:style-name="T11"> data:</text:span></text:p>
          <text:list>
            <text:list-header>
              <text:p text:style-name="P21"><text:span text:style-name="T8">While using AJAX to get data (like the action of a plugin provided by that website), most web-developers usually don't take the trouble to sanitize the data received. This vulnerability can be utilized by attackers for a wide variety of attacks.</text:span></text:p>
            </text:list-header>
          </text:list>
          <text:p text:style-name="P21"/>
        </text:list-item>
        <text:list-item>
          <text:p text:style-name="P22"><text:span text:style-name="T14">Usage of eval() function by developers:</text:span></text:p>
          <text:list>
            <text:list-header>
              <text:p text:style-name="P22"><text:span text:style-name="T14">Some web applications require javascript to be loaded dynamically. By default, browsers prevent the execution of such dynamically loaded javascript in the &lt;script&gt; tag as a prevention measure. The developers can use the “eval()” function to override this browser-implementated security and execute the scripts, which most of them use for convenience. This is potentially dangerous.</text:span></text:p>
            </text:list-header>
          </text:list>
          <text:p text:style-name="P22"/>
        </text:list-item>
        <text:list-item>
          <text:p text:style-name="P23"><text:span text:style-name="T15">SQL injection via AJAX:</text:span></text:p>
          <text:list>
            <text:list-header>
              <text:p text:style-name="P23"><text:span text:style-name="T16">Many developers pass SQL arguments in AJAX requests for convenience. This is done in such a way that the range of a table-data, the fields in the table and other constraints of similar kind are sent as part of the request. The server gets these arguments, constructs an SQL statement and queries the database with it. The data obtained as result is sent back to the requester. An attacker can forge an AJAX request (which is essentially an http request) with constraints designed to obtain the data he requires.</text:span></text:p>
            </text:list-header>
          </text:list>
          <text:p text:style-name="P23"/>
        </text:list-item>
        <text:list-item>
          <text:p text:style-name="P24"><text:span text:style-name="T17">&lt;script&gt; tag won't respect same origin policy:</text:span></text:p>
          <text:list>
            <text:list-header>
              <text:p text:style-name="P24"><text:span text:style-name="T28">A &lt;script&gt; tag can be added dynamically in web-pages which needn't originate from the same server. This can be exploited by attackers to execute his malicious scripts in websites.</text:span></text:p>
            </text:list-header>
          </text:list>
          <text:p text:style-name="P24"/>
        </text:list-item>
        <text:list-item>
          <text:p text:style-name="P25"><text:span text:style-name="T17"><text:s/>Event related javascript:</text:span></text:p>
          <text:list>
            <text:list-header>
              <text:p text:style-name="P25"><text:span text:style-name="T17">For obvious security reasons, javascript loaded via AJAX is not supported/enabled by browsers. But, the effect of a dynamically loaded javascript can be achieved by adding it as an event-related javascript. Such a script is enabled by default and will get executed when the corresponding event occurs.</text:span></text:p>
            </text:list-header>
          </text:list>
          <text:p text:style-name="P24"/>
        </text:list-item>
        <text:list-item>
          <text:p text:style-name="P26"><text:span text:style-name="T1">CSRF via JSONP (JSON with Padding) vulnerability:</text:span></text:p>
          <text:list>
            <text:list-header>
              <text:p text:style-name="P26"><text:span text:style-name="T18">JSONP has the provision to send a function name along with the data request to the server. When the data arrives, the function whose name was sent get called with the arrived data items as its arguments. This is a vulnerability which can be exploited by an attacker to execute functions in the browser visiting the victim site.</text:span></text:p>
            </text:list-header>
          </text:list>
          <text:p text:style-name="P26"/>
        </text:list-item>
        <text:list-item>
          <text:p text:style-name="P27"><text:span text:style-name="T18">Retention of session cookies even after closing the hosted page:</text:span></text:p>
          <text:list>
            <text:list-header>
              <text:p text:style-name="P28"><text:span text:style-name="T18">Most websites doesn't clear out session cookies with page closing so that cross tab page access is enabled. A hacker can steal this cookie by simply redirecting the website to the attacker's site with this cookie as GET data. The attacker can then submit the cookie to corresponding website and gain access to the victim's account.</text:span></text:p>
            </text:list-header>
          </text:list>
        </text:list-item>
      </text:list>
      <text:list xml:id="list7049454983979939836" text:style-name="L1">
        <text:list-header>
          <text:p text:style-name="P3"/>
        </text:list-header>
      </text:list>
      <text:p text:style-name="P4"><text:span text:style-name="T4">II. </text:span><text:span text:style-name="T2">Attack Vectors </text:span><text:span text:style-name="T6">we developed</text:span></text:p>
      <text:p text:style-name="P4"/>
      <text:p text:style-name="P5"><text:soft-page-break/><text:span text:style-name="T9">1. </text:span><text:span text:style-name="T19">UI redressing</text:span></text:p>
      <text:p text:style-name="P5"><text:tab/><text:span text:style-name="T29">Injection of &lt;style&gt; element into the webpage such that the user interface is altered per will of the attacker.</text:span></text:p>
      <text:p text:style-name="P5"/>
      <text:p text:style-name="P6"><text:span text:style-name="T20">2. Masking website with IFRAME injection</text:span></text:p>
      <text:p text:style-name="P6"><text:tab/><text:span text:style-name="T30">An iFrame is injected into the victim website dynamically via AJAX which masks the original website with the attacker's version of the page.</text:span></text:p>
      <text:p text:style-name="P6"/>
      <text:p text:style-name="P6"><text:span text:style-name="T20">3. Click jacking with hidden iframe (iframe loaded dynamically)</text:span></text:p>
      <text:p text:style-name="P6"><text:tab/><text:span text:style-name="T31">An iFrame is hidden by setting its opacity to 0 and making it follow the mouse pointer to grab a click. The webpage inside the iFrame is scrolled such that the area where the click is to fall can come directly under the mouse pointer.</text:span></text:p>
      <text:p text:style-name="P6"/>
      <text:p text:style-name="P6"><text:span text:style-name="T20">4. Click jacking without hidden iframe (iframe loaded dynamically)</text:span></text:p>
      <text:p text:style-name="P6"><text:tab/><text:span text:style-name="T32">An iFrame of size 1 pixel x 1 pixel is loaded dynamically which follows the mouse pointer to grab clicks as above. Existing browser extensions can easily detect and expose a hidden iFrame. This attack cannot be detected by the same since it need not be invisible – it is simply too small to see.</text:span></text:p>
      <text:p text:style-name="P7"/>
      <text:p text:style-name="P7"><text:span text:style-name="T34">5. Session/cookie hijacking</text:span></text:p>
      <text:p text:style-name="P7"><text:tab/><text:span text:style-name="T36">Cookies can be passed to the attacker using techniques like redirection, iFrame loading etc.</text:span></text:p>
      <text:p text:style-name="P8"/>
      <text:p text:style-name="P8"><text:span text:style-name="T35">6. HTML5 local storage exploit:</text:span></text:p>
      <text:p text:style-name="P8"><text:tab/><text:span text:style-name="T33">An attack similar to cookie-stealing. Instead of cookies, here it can pass the locally stored personal data which was stored by HTML5 local/session storage.</text:span></text:p>
      <text:p text:style-name="P8"/>
      <text:p text:style-name="P8"/>
      <text:p text:style-name="P9"/>
      <text:p text:style-name="P10"><text:span text:style-name="T5">III. </text:span><text:span text:style-name="T2">Defense</text:span></text:p>
      <text:p text:style-name="P10"/>
      <text:p text:style-name="P11"><text:span text:style-name="T13">1. </text:span><text:span text:style-name="T12">A google c</text:span><text:span text:style-name="T10">hrome </text:span><text:span text:style-name="T21">extension to detect dynamic loading attacks was developed.</text:span></text:p>
      <text:p text:style-name="P11"/>
      <text:p text:style-name="P16">The following are detected:</text:p>
      <text:p text:style-name="P12"/>
      <text:p text:style-name="P12"><text:span text:style-name="T23">Dynamic scripts</text:span></text:p>
      <text:p text:style-name="P12"><text:tab/><text:span text:style-name="T22">Dynamically loaded javascript which uses &lt;script&gt; tag is detected and reported.</text:span></text:p>
      <text:p text:style-name="P17"/>
      <text:p text:style-name="P18">Event related scripts</text:p>
      <text:p text:style-name="P18"><text:tab/><text:span text:style-name="T37">Dynamically loaded javascript obtained via AJAX in the &lt;script&gt; tag will be blocked by default by browsers. Inorder to bypass this, various events (e.g. page events, mouse events etc.) can be associated with javascript. Such scripts are detected by the extension as soon as they are inserted.</text:span></text:p>
      <text:p text:style-name="P13"/>
      <text:p text:style-name="P13"><text:span text:style-name="T24">Dynamic iFrame injection</text:span></text:p>
      <text:p text:style-name="P14"><text:tab/><text:span text:style-name="T25">An iFrame inserted in the page dynamically is detected.</text:span></text:p>
      <text:p text:style-name="P14"/>
      <text:p text:style-name="P14"><text:span text:style-name="T25">Exposes hidden iframes</text:span></text:p>
      <text:p text:style-name="P15"><text:tab/><text:span text:style-name="T26">iFrames are checked for opacity. If it is found to be less than a threshold value, it is made to completely opaque – detects and exposes the 'invisible' iframes.</text:span></text:p>
      <text:p text:style-name="P15"/>
      <text:p text:style-name="P15"><text:span text:style-name="T26">Detects style injection (UI redressing)</text:span></text:p>
      <text:p text:style-name="P15"/>
      <text:p text:style-name="P19">2. A <text:span text:style-name="T38">javascript framework that can be used by AJAX developers was implemented. It checks AJAX </text:span><text:soft-page-break/><text:span text:style-name="T38">responses and confirms whether it is sanitized or n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n </meta:initial-creator>
    <meta:creation-date>2014-10-16T14:13:37.365176254</meta:creation-date>
    <dc:date>2014-10-16T20:57:10.091545047</dc:date>
    <dc:creator>Prasanth P</dc:creator>
    <meta:editing-duration>PT2H59M34S</meta:editing-duration>
    <meta:editing-cycles>286</meta:editing-cycles>
    <meta:generator>LibreOffice/4.2.6.3$Linux_X86_64 LibreOffice_project/420m0$Build-3</meta:generator>
    <meta:document-statistic meta:table-count="0" meta:image-count="0" meta:object-count="0" meta:page-count="3" meta:paragraph-count="44" meta:word-count="875" meta:character-count="5307" meta:non-whitespace-character-count="4469"/>
  </office:meta>
</office:document-meta>
</file>